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2.15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39.2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3.73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25.15mm"/>
    </style:style>
    <style:style style:name="co13" style:family="table-column">
      <style:table-column-properties fo:break-before="auto" style:column-width="26.25mm"/>
    </style:style>
    <style:style style:name="co1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dcff" fo:border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3deb3d" fo:border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66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3" table:default-cell-style-name="Default"/>
        <table:table-row table:style-name="ro1">
          <table:table-cell table:style-name="ce1" office:value-type="string" calcext:value-type="string">
            <text:p>Unit 8 Linear Optimizaton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uick question 1</text:p>
          </table:table-cell>
          <table:table-cell table:style-name="ce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Demand</text:p>
          </table:table-cell>
          <table:table-cell table:number-columns-repeated="4"/>
          <table:table-cell table:style-name="ce5"/>
          <table:table-cell table:style-name="ce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Demand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Regular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Capacity: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" office:value-type="string" calcext:value-type="string">
            <text:p>OSL</text:p>
          </table:table-cell>
          <table:table-cell table:style-name="ce3" office:value-type="string" calcext:value-type="string">
            <text:p>Regular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Capacity:</text:p>
          </table:table-cell>
          <table:table-cell table:style-name="Default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iscount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Revenue:</text:p>
          </table:table-cell>
          <table:table-cell table:style-name="ce4" table:formula="of:=([.C4]*[.D4])+(([.G4]-[.D4])*[.C5])" office:value-type="float" office:value="79788" calcext:value-type="float">
            <text:p>79788</text:p>
          </table:table-cell>
          <table:table-cell/>
          <table:table-cell table:style-name="ce6" office:value-type="string" calcext:value-type="string">
            <text:p>EWR</text:p>
          </table:table-cell>
          <table:table-cell table:style-name="ce3" office:value-type="string" calcext:value-type="string">
            <text:p>Discount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Revenue:</text:p>
          </table:table-cell>
          <table:table-cell table:style-name="ce4" table:formula="of:=([.K4]*[.L4])+(([.O4]-[.L4])*[.K5])" office:value-type="float" office:value="77408" calcext:value-type="float">
            <text:p>77408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Number of regular seats to sell: R</text:p>
          </table:table-cell>
          <table:table-cell table:style-name="ce5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Number of discount seats to sell: D</text:p>
          </table:table-cell>
          <table:table-cell table:style-name="ce5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bjective: Maximize (Price * R) + (Price * D)</text:p>
          </table:table-cell>
          <table:table-cell table:style-name="ce5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Constraints:</text:p>
          </table:table-cell>
          <table:table-cell table:style-name="ce5" office:value-type="string" calcext:value-type="string">
            <text:p>R + D &lt;= Capacity</text:p>
          </table:table-cell>
          <table:table-cell table:style-name="ce5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R &lt;= Demand for R</text:p>
          </table:table-cell>
          <table:table-cell table:style-name="ce5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D &lt;= Demand for D</text:p>
          </table:table-cell>
          <table:table-cell table:style-name="ce5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R &gt;= 0</text:p>
          </table:table-cell>
          <table:table-cell table:style-name="ce5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D &gt;= 0</text:p>
          </table:table-cell>
          <table:table-cell table:style-name="ce5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Linear optimization problem is:</text:p>
          </table:table-cell>
          <table:table-cell table:style-name="ce5" table:number-columns-repeated="3"/>
          <table:table-cell table:style-name="ce5" office:value-type="string" calcext:value-type="string">
            <text:p>Linear optimization problem is: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Maximize:</text:p>
          </table:table-cell>
          <table:table-cell table:style-name="ce5" office:value-type="string" calcext:value-type="string">
            <text:p>Total airline revenue</text:p>
          </table:table-cell>
          <table:table-cell table:style-name="ce5" table:number-columns-repeated="2"/>
          <table:table-cell table:style-name="ce5" office:value-type="string" calcext:value-type="string">
            <text:p>Maximize:</text:p>
          </table:table-cell>
          <table:table-cell table:style-name="ce5" office:value-type="string" calcext:value-type="string">
            <text:p>617R + 238D</text:p>
          </table:table-cell>
          <table:table-cell table:style-name="ce5"/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Subject to:</text:p>
          </table:table-cell>
          <table:table-cell table:style-name="ce5" office:value-type="string" calcext:value-type="string">
            <text:p>Seats sold cannot exceed capacity</text:p>
          </table:table-cell>
          <table:table-cell table:style-name="ce5" table:number-columns-repeated="2"/>
          <table:table-cell table:style-name="ce5" office:value-type="string" calcext:value-type="string">
            <text:p>Subject to:</text:p>
          </table:table-cell>
          <table:table-cell table:style-name="ce5" office:value-type="string" calcext:value-type="string">
            <text:p>R + D &lt;= 166</text:p>
          </table:table-cell>
          <table:table-cell table:style-name="ce5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Seats sold cannot exceed demand</text:p>
          </table:table-cell>
          <table:table-cell table:style-name="ce5" table:number-columns-repeated="3"/>
          <table:table-cell table:style-name="ce5" office:value-type="string" calcext:value-type="string">
            <text:p>R &lt;= 100, D &lt;= 150</text:p>
          </table:table-cell>
          <table:table-cell table:style-name="ce5"/>
          <table:table-cell/>
        </table:table-row>
        <table:table-row table:style-name="ro1">
          <table:table-cell table:number-columns-repeated="8"/>
          <table:table-cell table:style-name="ce5"/>
          <table:table-cell table:style-name="ce5" office:value-type="string" calcext:value-type="string">
            <text:p>Seats sold cannot be negative</text:p>
          </table:table-cell>
          <table:table-cell table:style-name="ce5" table:number-columns-repeated="3"/>
          <table:table-cell table:style-name="ce5" office:value-type="string" calcext:value-type="string">
            <text:p>R &gt;= 0, D &gt;= 0</text:p>
          </table:table-cell>
          <table:table-cell table:style-name="ce5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7" office:value-type="string" calcext:value-type="string">
            <text:p>AIRLINE REVENUE MANAGEMENT</text:p>
          </table:table-cell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table:style-name="ce8" table:number-columns-repeated="3"/>
          <table:table-cell table:style-name="ce15" office:value-type="string" calcext:value-type="string">
            <text:p>Decisions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9" table:number-columns-repeated="2"/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Demand</text:p>
          </table:table-cell>
          <table:table-cell table:style-name="ce12" office:value-type="string" calcext:value-type="string">
            <text:p>Seats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1" table:number-rows-spanned="2">
            <text:p>OSL to EWR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/>
          <table:table-cell office:value-type="string" calcext:value-type="string">
            <text:p>Capacity:</text:p>
          </table:table-cell>
          <table:table-cell table:style-name="ce8" office:value-type="float" office:value="166" calcext:value-type="float">
            <text:p>166</text:p>
          </table:table-cell>
        </table:table-row>
        <table:table-row table:style-name="ro1">
          <table:table-cell table:number-columns-repeated="8"/>
          <table:covered-table-cell table:style-name="ce9"/>
          <table:table-cell table:style-name="ce12" office:value-type="string" calcext:value-type="string">
            <text:p>Discount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>
            <text:p>Objective:</text:p>
          </table:table-cell>
          <table:table-cell table:style-name="ce13" table:formula="of:=SUMPRODUCT([.K25:.K26];[.M25:.M26])" office:value-type="float" office:value="77408" calcext:value-type="float">
            <text:p>77408</text:p>
          </table:table-cell>
          <table:table-cell table:style-name="ce8" table:number-columns-repeated="3"/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>
            <text:p>Constraints</text:p>
          </table:table-cell>
          <table:table-cell table:style-name="ce8" office:value-type="string" calcext:value-type="string">
            <text:p>LHS</text:p>
          </table:table-cell>
          <table:table-cell table:style-name="ce8" office:value-type="string" calcext:value-type="string">
            <text:p>sign</text:p>
          </table:table-cell>
          <table:table-cell table:style-name="ce8" office:value-type="string" calcext:value-type="string">
            <text:p>RHS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Capacity:</text:p>
          </table:table-cell>
          <table:table-cell table:style-name="ce14" table:formula="of:=[.M25]+[.M26]" office:value-type="float" office:value="166" calcext:value-type="float">
            <text:p>166</text:p>
          </table:table-cell>
          <table:table-cell table:style-name="ce14" office:value-type="string" calcext:value-type="string">
            <text:p>&lt;=</text:p>
          </table:table-cell>
          <table:table-cell table:style-name="ce14" table:formula="of:=[.P25]" office:value-type="float" office:value="166" calcext:value-type="float">
            <text:p>166</text:p>
          </table:table-cell>
          <table:table-cell table:style-name="ce8" office:value-type="string" calcext:value-type="string">
            <text:p>NOTE: Use Tools &gt;&gt;Solver here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Regular Demand:</text:p>
          </table:table-cell>
          <table:table-cell table:style-name="ce14" table:formula="of:=[.M25]" office:value-type="float" office:value="100" calcext:value-type="float">
            <text:p>100</text:p>
          </table:table-cell>
          <table:table-cell table:style-name="ce14" office:value-type="string" calcext:value-type="string">
            <text:p>&lt;=</text:p>
          </table:table-cell>
          <table:table-cell table:style-name="ce14" table:formula="of:=[.L25]" office:value-type="float" office:value="100" calcext:value-type="float">
            <text:p>100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Discount Demand:</text:p>
          </table:table-cell>
          <table:table-cell table:style-name="ce14" table:formula="of:=[.M26]" office:value-type="float" office:value="66" calcext:value-type="float">
            <text:p>66</text:p>
          </table:table-cell>
          <table:table-cell table:style-name="ce14" office:value-type="string" calcext:value-type="string">
            <text:p>&lt;=</text:p>
          </table:table-cell>
          <table:table-cell table:style-name="ce14" table:formula="of:=[.L26]" office:value-type="float" office:value="150" calcext:value-type="float">
            <text:p>150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Regular Non-negative:</text:p>
          </table:table-cell>
          <table:table-cell table:style-name="ce14" table:formula="of:=[.M25]" office:value-type="float" office:value="100" calcext:value-type="float">
            <text:p>100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Discount Non-negative:</text:p>
          </table:table-cell>
          <table:table-cell table:style-name="ce14" table:formula="of:=[.M26]" office:value-type="float" office:value="66" calcext:value-type="float">
            <text:p>66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<text:span text:style-name="T1">Marketing</text:span> Decisions, sensitivity analysis: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SAS forecasts that its marketing effort is likely to attract one more unit of demand per $200 spent 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Marketing cost/unit</text:p>
          </table:table-cell>
          <table:table-cell table:style-name="ce3" office:value-type="string" calcext:value-type="string">
            <text:p>Marginal revenue</text:p>
          </table:table-cell>
          <table:table-cell table:style-name="ce3" office:value-type="string" calcext:value-type="string">
            <text:p>Org.demand</text:p>
          </table:table-cell>
          <table:table-cell table:style-name="ce3" office:value-type="string" calcext:value-type="string">
            <text:p>New demand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Org.revenue</text:p>
          </table:table-cell>
          <table:table-cell table:style-name="ce3" office:value-type="string" calcext:value-type="string">
            <text:p>New revenue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Discount Far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table:formula="of:=([.$P$25]-[.L42])*[.$N$41]" office:value-type="float" office:value="15708" calcext:value-type="float">
            <text:p>15708</text:p>
          </table:table-cell>
          <table:table-cell table:formula="of:=([.$P$25]-[.M42])*[.$N$41]" office:value-type="float" office:value="9758" calcext:value-type="float">
            <text:p>9758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Regular Fare</text:p>
          </table:table-cell>
          <table:table-cell office:value-type="float" office:value="200" calcext:value-type="float">
            <text:p>200</text:p>
          </table:table-cell>
          <table:table-cell table:formula="of:=[.P44]"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617" calcext:value-type="float">
            <text:p>617</text:p>
          </table:table-cell>
          <table:table-cell table:style-name="Default" table:formula="of:=[.L42]*[.$N$42]" office:value-type="float" office:value="61700" calcext:value-type="float">
            <text:p>61700</text:p>
          </table:table-cell>
          <table:table-cell table:formula="of:=[.M42]*[.$N$42]" office:value-type="float" office:value="77125" calcext:value-type="float">
            <text:p>77125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style-name="Default" table:formula="of:=SUM([.O41:.O42])" office:value-type="float" office:value="77408" calcext:value-type="float">
            <text:p>77408</text:p>
          </table:table-cell>
          <table:table-cell table:formula="of:=SUM([.P41:.P42])" office:value-type="float" office:value="86883" calcext:value-type="float">
            <text:p>86883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style-name="ce19" office:value-type="string" calcext:value-type="string">
            <text:p>Shadow price:</text:p>
          </table:table-cell>
          <table:table-cell table:style-name="ce18" table:formula="of:=([.P43]-[.O43])/([.M42]-[.L42])" office:value-type="float" office:value="379" calcext:value-type="float">
            <text:p>379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Capacity allocation: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table:style-name="ce3" office:value-type="string" calcext:value-type="string">
            <text:p>Cost/h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Seats</text:p>
          </table:table-cell>
          <table:table-cell table:style-name="ce3" office:value-type="string" calcext:value-type="string">
            <text:p>Revenue</text:p>
          </table:table-cell>
          <table:table-cell table:style-name="ce3" office:value-type="string" calcext:value-type="string">
            <text:p>Profit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Flight time in hours:</text:p>
          </table:table-cell>
          <table:table-cell table:style-name="ce3" office:value-type="string" calcext:value-type="string">
            <text:p>Original aircraft</text:p>
          </table:table-cell>
          <table:table-cell office:value-type="float" office:value="12067" calcext:value-type="float">
            <text:p>12067</text:p>
          </table:table-cell>
          <table:table-cell table:formula="of:=[.K47]*[.$I$48]" office:value-type="float" office:value="72402" calcext:value-type="float">
            <text:p>72402</text:p>
          </table:table-cell>
          <table:table-cell office:value-type="float" office:value="166" calcext:value-type="float">
            <text:p>166</text:p>
          </table:table-cell>
          <table:table-cell table:style-name="ce17" table:formula="of:=([.$J$52]*[.$K$52])+(([.M47]-[.$K$52])*[.$J$53])" office:value-type="float" office:value="77408" calcext:value-type="float">
            <text:p>77408</text:p>
          </table:table-cell>
          <table:table-cell table:style-name="ce17" table:formula="of:=[.N47]-[.L47]" office:value-type="float" office:value="5006" calcext:value-type="float">
            <text:p>5006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float" office:value="6" calcext:value-type="float">
            <text:p>6</text:p>
          </table:table-cell>
          <table:table-cell table:style-name="ce3" office:value-type="string" calcext:value-type="string">
            <text:p>Boeing 757-200</text:p>
          </table:table-cell>
          <table:table-cell office:value-type="float" office:value="12765" calcext:value-type="float">
            <text:p>12765</text:p>
          </table:table-cell>
          <table:table-cell table:formula="of:=[.K48]*[.$I$48]" office:value-type="float" office:value="76590" calcext:value-type="float">
            <text:p>76590</text:p>
          </table:table-cell>
          <table:table-cell office:value-type="float" office:value="176" calcext:value-type="float">
            <text:p>176</text:p>
          </table:table-cell>
          <table:table-cell table:style-name="ce17" table:formula="of:=([.$J$52]*[.$K$52])+(([.M48]-[.$K$52])*[.$J$53])" office:value-type="float" office:value="79788" calcext:value-type="float">
            <text:p>79788</text:p>
          </table:table-cell>
          <table:table-cell table:style-name="ce17" table:formula="of:=[.N48]-[.L48]" office:value-type="float" office:value="3198" calcext:value-type="float">
            <text:p>3198</text:p>
          </table:table-cell>
          <table:table-cell/>
        </table:table-row>
        <table:table-row table:style-name="ro1">
          <table:table-cell table:number-columns-repeated="8"/>
          <table:table-cell table:style-name="ce11"/>
          <table:table-cell table:style-name="ce3" office:value-type="string" calcext:value-type="string">
            <text:p>Boeing 767-300</text:p>
          </table:table-cell>
          <table:table-cell office:value-type="float" office:value="14557" calcext:value-type="float">
            <text:p>14557</text:p>
          </table:table-cell>
          <table:table-cell table:formula="of:=[.K49]*[.$I$48]" office:value-type="float" office:value="87342" calcext:value-type="float">
            <text:p>87342</text:p>
          </table:table-cell>
          <table:table-cell office:value-type="float" office:value="218" calcext:value-type="float">
            <text:p>218</text:p>
          </table:table-cell>
          <table:table-cell table:style-name="ce17" table:formula="of:=([.$J$52]*[.$K$52])+(([.M49]-[.$K$52])*[.$J$53])" office:value-type="float" office:value="89784" calcext:value-type="float">
            <text:p>89784</text:p>
          </table:table-cell>
          <table:table-cell table:style-name="ce17" table:formula="of:=[.N49]-[.L49]" office:value-type="float" office:value="2442" calcext:value-type="float">
            <text:p>2442</text:p>
          </table:table-cell>
          <table: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NOTE: Above calculation of revenue is using price/demand setup below: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Demand</text:p>
          </table:table-cell>
          <table:table-cell table:style-name="ce2" table:number-columns-repeated="3"/>
          <table:table-cell table:style-name="Default"/>
          <table:table-cell/>
        </table:table-row>
        <table:table-row table:style-name="ro1">
          <table:table-cell table:number-columns-repeated="8"/>
          <table:table-cell table:style-name="ce3" office:value-type="string" calcext:value-type="string">
            <text:p>Regular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Capacity: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table:style-name="ce3" office:value-type="string" calcext:value-type="string">
            <text:p>Discount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Revenue:</text:p>
          </table:table-cell>
          <table:table-cell table:style-name="ce18" table:formula="of:=([.J52]*[.K52])+(([.N52]-[.K52])*[.J53])" office:value-type="float" office:value="77408" calcext:value-type="float">
            <text:p>77408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>
            <text:p>AIRLINE REVENUE MANAGEMENT, CONNECTING FLIGHTS</text:p>
          </table:table-cell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table:style-name="ce8" table:number-columns-repeated="3"/>
          <table:table-cell table:style-name="ce15" office:value-type="string" calcext:value-type="string">
            <text:p>Decisions</text:p>
          </table:table-cell>
          <table:table-cell/>
          <table:table-cell office:value-type="string" calcext:value-type="string">
            <text:p>Capacity: </text:p>
          </table:table-cell>
          <table:table-cell table:style-name="ce8" office:value-type="float" office:value="166" calcext:value-type="float">
            <text:p>166</text:p>
          </table:table-cell>
        </table:table-row>
        <table:table-row table:style-name="ro1">
          <table:table-cell table:number-columns-repeated="8"/>
          <table:table-cell table:style-name="ce9" table:number-columns-repeated="2"/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Demand</text:p>
          </table:table-cell>
          <table:table-cell table:style-name="ce12" office:value-type="string" calcext:value-type="string">
            <text:p>Seats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1" table:number-rows-spanned="2">
            <text:p>JFK to LAX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covered-table-cell table:style-name="ce9"/>
          <table:table-cell table:style-name="ce12" office:value-type="string" calcext:value-type="string">
            <text:p>Discount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20" calcext:value-type="float">
            <text:p>12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1" table:number-rows-spanned="2">
            <text:p>JFK to DFW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75" calcext:value-type="float">
            <text:p>75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covered-table-cell table:style-name="ce9"/>
          <table:table-cell table:style-name="ce12" office:value-type="string" calcext:value-type="string">
            <text:p>Discount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1" table:number-rows-spanned="2">
            <text:p>DFW to LAX</text:p>
          </table:table-cell>
          <table:table-cell table:style-name="ce12" office:value-type="string" calcext:value-type="string">
            <text:p>Regular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0" calcext:value-type="float">
            <text:p>60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8"/>
          <table:covered-table-cell table:style-name="ce9"/>
          <table:table-cell table:style-name="ce12" office:value-type="string" calcext:value-type="string">
            <text:p>Discount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>
            <text:p>Objective:</text:p>
          </table:table-cell>
          <table:table-cell table:style-name="ce13" table:formula="of:=SUMPRODUCT([.K60:.K65];[.M60:.M65])" office:value-type="float" office:value="120514" calcext:value-type="float">
            <text:p>120514</text:p>
          </table:table-cell>
          <table:table-cell table:style-name="ce8" table:number-columns-repeated="3"/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ce8" table:number-columns-repeated="4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>
            <text:p>Constraints</text:p>
          </table:table-cell>
          <table:table-cell table:style-name="ce8" office:value-type="string" calcext:value-type="string">
            <text:p>LHS</text:p>
          </table:table-cell>
          <table:table-cell table:style-name="ce8" office:value-type="string" calcext:value-type="string">
            <text:p>sign</text:p>
          </table:table-cell>
          <table:table-cell table:style-name="ce8" office:value-type="string" calcext:value-type="string">
            <text:p>RHS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Capacity JFK-DFW</text:p>
          </table:table-cell>
          <table:table-cell table:style-name="ce14" table:formula="of:=[.M60]+[.M61]+[.M62]+[.M63]" office:value-type="float" office:value="166" calcext:value-type="float">
            <text:p>166</text:p>
          </table:table-cell>
          <table:table-cell table:style-name="ce14" office:value-type="string" calcext:value-type="string">
            <text:p>&lt;=</text:p>
          </table:table-cell>
          <table:table-cell table:style-name="ce14" table:formula="of:=[.$P$58]" office:value-type="float" office:value="166" calcext:value-type="float">
            <text:p>166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Capacity DFW-LAX</text:p>
          </table:table-cell>
          <table:table-cell table:style-name="ce14" table:formula="of:=[.M60]+[.M61]+[.M64]+[.M65]" office:value-type="float" office:value="166" calcext:value-type="float">
            <text:p>166</text:p>
          </table:table-cell>
          <table:table-cell table:style-name="ce14" office:value-type="string" calcext:value-type="string">
            <text:p>&lt;=</text:p>
          </table:table-cell>
          <table:table-cell table:style-name="ce14" table:formula="of:=[.$P$58]" office:value-type="float" office:value="166" calcext:value-type="float">
            <text:p>166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Demand Constraints</text:p>
          </table:table-cell>
          <table:table-cell table:style-name="ce14" office:value-type="string" calcext:value-type="string">
            <text:p>Seats</text:p>
          </table:table-cell>
          <table:table-cell table:style-name="ce14" office:value-type="string" calcext:value-type="string">
            <text:p>&lt;=</text:p>
          </table:table-cell>
          <table:table-cell table:style-name="ce14" office:value-type="string" calcext:value-type="string">
            <text:p>Demand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8"/>
          <table:table-cell office:value-type="string" calcext:value-type="string">
            <text:p>Non-negative</text:p>
          </table:table-cell>
          <table:table-cell table:style-name="ce14" office:value-type="string" calcext:value-type="string">
            <text:p>Seats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58:42.034000000</meta:creation-date>
    <dc:date>2015-05-07T07:43:18.816000000</dc:date>
    <meta:editing-duration>PT15H1M16S</meta:editing-duration>
    <meta:editing-cycles>32</meta:editing-cycles>
    <meta:generator>LibreOffice/4.4.1.2$Windows_x86 LibreOffice_project/45e2de17089c24a1fa810c8f975a7171ba4cd432</meta:generator>
    <meta:document-statistic meta:table-count="1" meta:cell-count="221" meta:object-count="0"/>
  </office:meta>
</office:document-meta>
</file>